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officeooo:rsid="0015aa2b" officeooo:paragraph-rsid="0015aa2b"/>
    </style:style>
    <style:style style:name="P3" style:family="paragraph" style:parent-style-name="Standard">
      <style:paragraph-properties fo:line-height="200%"/>
      <style:text-properties officeooo:paragraph-rsid="0015aa2b"/>
    </style:style>
    <style:style style:name="P4" style:family="paragraph" style:parent-style-name="Standard">
      <style:paragraph-properties fo:line-height="200%"/>
      <style:text-properties officeooo:rsid="001af3a2" officeooo:paragraph-rsid="001af3a2"/>
    </style:style>
    <style:style style:name="T1" style:family="text">
      <style:text-properties officeooo:rsid="001455b9"/>
    </style:style>
    <style:style style:name="T2" style:family="text">
      <style:text-properties officeooo:rsid="0015aa2b"/>
    </style:style>
    <style:style style:name="T3" style:family="text">
      <style:text-properties officeooo:rsid="001b55a4"/>
    </style:style>
    <style:style style:name="T4" style:family="text">
      <style:text-properties officeooo:rsid="00251238"/>
    </style:style>
    <style:style style:name="T5" style:family="text">
      <style:text-properties officeooo:rsid="00265053"/>
    </style:style>
    <style:style style:name="T6" style:family="text">
      <style:text-properties officeooo:rsid="001c0d77"/>
    </style:style>
    <style:style style:name="T7" style:family="text">
      <style:text-properties officeooo:rsid="002edb5b"/>
    </style:style>
    <style:style style:name="T8" style:family="text">
      <style:text-properties officeooo:rsid="002776e9"/>
    </style:style>
    <style:style style:name="T9" style:family="text">
      <style:text-properties officeooo:rsid="003084f1"/>
    </style:style>
    <style:style style:name="T10" style:family="text">
      <style:text-properties officeooo:rsid="00284435"/>
    </style:style>
    <style:style style:name="T11" style:family="text">
      <style:text-properties officeooo:rsid="001e8c57"/>
    </style:style>
    <style:style style:name="T12" style:family="text">
      <style:text-properties officeooo:rsid="002b5e33"/>
    </style:style>
    <style:style style:name="T13" style:family="text">
      <style:text-properties officeooo:rsid="002bfec9"/>
    </style:style>
    <style:style style:name="T14" style:family="text">
      <style:text-properties officeooo:rsid="001eee6a"/>
    </style:style>
    <style:style style:name="T15" style:family="text">
      <style:text-properties officeooo:rsid="0031730d"/>
    </style:style>
    <style:style style:name="T16" style:family="text">
      <style:text-properties officeooo:rsid="00320098"/>
    </style:style>
    <style:style style:name="T17" style:family="text">
      <style:text-properties officeooo:rsid="00341a77"/>
    </style:style>
    <style:style style:name="T18" style:family="text">
      <style:text-properties officeooo:rsid="0035cd23"/>
    </style:style>
    <style:style style:name="T19" style:family="text">
      <style:text-properties officeooo:rsid="00338f09"/>
    </style:style>
    <style:style style:name="T20" style:family="text">
      <style:text-properties officeooo:rsid="001fbf82"/>
    </style:style>
    <style:style style:name="T21" style:family="text">
      <style:text-properties officeooo:rsid="001f634d"/>
    </style:style>
    <style:style style:name="T22" style:family="text">
      <style:text-properties officeooo:rsid="00206d78"/>
    </style:style>
    <style:style style:name="T23" style:family="text">
      <style:text-properties officeooo:rsid="003971ed"/>
    </style:style>
    <style:style style:name="T24" style:family="text">
      <style:text-properties officeooo:rsid="003aebad"/>
    </style:style>
    <style:style style:name="T25" style:family="text">
      <style:text-properties officeooo:rsid="003b83b6"/>
    </style:style>
    <style:style style:name="T26" style:family="text">
      <style:text-properties officeooo:rsid="003af98d"/>
    </style:style>
    <style:style style:name="T27" style:family="text">
      <style:text-properties officeooo:rsid="00211fe3"/>
    </style:style>
    <style:style style:name="T28" style:family="text">
      <style:text-properties officeooo:rsid="003c8c73"/>
    </style:style>
    <style:style style:name="T29" style:family="text">
      <style:text-properties officeooo:rsid="0021f663"/>
    </style:style>
    <style:style style:name="T30" style:family="text">
      <style:text-properties officeooo:rsid="003e09ea"/>
    </style:style>
    <style:style style:name="T31" style:family="text">
      <style:text-properties officeooo:rsid="0040052a"/>
    </style:style>
    <style:style style:name="T32" style:family="text">
      <style:text-properties officeooo:rsid="0040cd3b"/>
    </style:style>
    <style:style style:name="T33" style:family="text">
      <style:text-properties officeooo:rsid="00423143"/>
    </style:style>
    <style:style style:name="T34" style:family="text">
      <style:text-properties officeooo:rsid="0042c476"/>
    </style:style>
    <style:style style:name="T35" style:family="text">
      <style:text-properties officeooo:rsid="0043b467"/>
    </style:style>
    <style:style style:name="T36" style:family="text">
      <style:text-properties officeooo:rsid="004483c8"/>
    </style:style>
    <style:style style:name="T37" style:family="text">
      <style:text-properties officeooo:rsid="0044ee2a"/>
    </style:style>
    <style:style style:name="T38" style:family="text">
      <style:text-properties officeooo:rsid="004937e0"/>
    </style:style>
    <style:style style:name="T39" style:family="text">
      <style:text-properties officeooo:rsid="00470420"/>
    </style:style>
    <style:style style:name="T40" style:family="text">
      <style:text-properties officeooo:rsid="0045eead"/>
    </style:style>
    <style:style style:name="T41" style:family="text">
      <style:text-properties officeooo:rsid="00487b5b"/>
    </style:style>
    <style:style style:name="T42" style:family="text">
      <style:text-properties officeooo:rsid="004a7dac"/>
    </style:style>
    <style:style style:name="T43" style:family="text">
      <style:text-properties officeooo:rsid="004d38ad"/>
    </style:style>
    <style:style style:name="T44" style:family="text">
      <style:text-properties officeooo:rsid="004f2bdb"/>
    </style:style>
    <style:style style:name="T45" style:family="text">
      <style:text-properties officeooo:rsid="00507bdd"/>
    </style:style>
    <style:style style:name="T46" style:family="text">
      <style:text-properties officeooo:rsid="0050b3b7"/>
    </style:style>
    <style:style style:name="T47" style:family="text">
      <style:text-properties officeooo:rsid="00503ad1"/>
    </style:style>
    <style:style style:name="T48" style:family="text">
      <style:text-properties officeooo:rsid="00525c48"/>
    </style:style>
    <style:style style:name="T49" style:family="text">
      <style:text-properties officeooo:rsid="00534f06"/>
    </style:style>
    <style:style style:name="T50" style:family="text">
      <style:text-properties officeooo:rsid="00557482"/>
    </style:style>
    <style:style style:name="T51" style:family="text">
      <style:text-properties officeooo:rsid="0055d137"/>
    </style:style>
    <style:style style:name="T52" style:family="text">
      <style:text-properties officeooo:rsid="00568a70"/>
    </style:style>
    <style:style style:name="T53" style:family="text">
      <style:text-properties officeooo:rsid="0058591e"/>
    </style:style>
    <style:style style:name="T54" style:family="text">
      <style:text-properties officeooo:rsid="00594552"/>
    </style:style>
    <style:style style:name="T55" style:family="text">
      <style:text-properties officeooo:rsid="005a3ff9"/>
    </style:style>
    <style:style style:name="T56" style:family="text">
      <style:text-properties officeooo:rsid="005b60b2"/>
    </style:style>
    <style:style style:name="T57" style:family="text">
      <style:text-properties officeooo:rsid="005b76bf"/>
    </style:style>
    <style:style style:name="T58" style:family="text">
      <style:text-properties officeooo:rsid="005c1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13 <text:span text:style-name="T1">Assignment</text:span></text:p>
      <text:p text:style-name="P1">April 27, 2025</text:p>
      <text:p text:style-name="P1">---</text:p>
      <text:p text:style-name="P2">1. What was the adversary’s method/TTP used (e.g malware, spear-phishing, etc.)?</text:p>
      <text:p text:style-name="P2">2. How did the malware spread?,</text:p>
      <text:p text:style-name="P2">3. In your opinion, what part of the ICS Kill Chain Mapping aided the most in the success of the attack?</text:p>
      <text:p text:style-name="P2">4. What are some of the recommended defensive mechanisms that could be used to prevent these attacks in the future?</text:p>
      <text:p text:style-name="P3"><text:span text:style-name="T2">---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tuxnet Worm</text:p>
      <text:p text:style-name="P2"><text:tab/><text:span text:style-name="T3">Stuxnet </text:span><text:span text:style-name="T4">was discovered in 2010 as a highly targeted </text:span><text:span text:style-name="T5">worm designed to disrupt </text:span><text:span text:style-name="T4">specific industrial control systems, likely uranium processing in Iran. It </text:span><text:span text:style-name="T6">spread initially through USB drives which exploited </text:span><text:span text:style-name="T7">several</text:span><text:span text:style-name="T6"> vulnerabilities </text:span><text:span text:style-name="T8">like a </text:span><text:span text:style-name="T9">zero day </text:span><text:span text:style-name="T8">flaw in</text:span><text:span text:style-name="T6"> </text:span><text:span text:style-name="T7">Windows </text:span><text:span text:style-name="T6">shortcut files </text:span><text:span text:style-name="T10">in order </text:span><text:span text:style-name="T6">to infect engineering PCs through social engineering </text:span><text:span text:style-name="T11">tactics</text:span><text:span text:style-name="T6">. </text:span><text:span text:style-name="T11">Once inside the network, </text:span><text:span text:style-name="T12">other </text:span><text:span text:style-name="T11">exploit</text:span><text:span text:style-name="T13">s like a vulnerability</text:span><text:span text:style-name="T11"> in a Windows printer spooler service</text:span><text:span text:style-name="T6"> </text:span><text:span text:style-name="T11">allowed the worm to spread to networked shares and find other devices to infect, </text:span><text:span text:style-name="T14">enabling lateral movement</text:span><text:span text:style-name="T11">. </text:span><text:span text:style-name="T15">The initial USB spread was purposely slowed to spread to only a handful of devices per USB device, helping to avoid detection by unnecessary spread or spreading fast enough to be detectable. </text:span><text:span text:style-name="T14">The worm </text:span><text:span text:style-name="T16">was harmless to most infected devices because it had a specific design goal, and its </text:span><text:span text:style-name="T14">payload remained dormant </text:span><text:span text:style-name="T17">until it encountered the </text:span><text:span text:style-name="T18">programmable controllers</text:span><text:span text:style-name="T17"> it was designed to manipulate</text:span><text:span text:style-name="T14">. In the affected industrial control settings, the </text:span><text:span text:style-name="T16">worm </text:span><text:span text:style-name="T14">reconfigured </text:span><text:span text:style-name="T18">PLCs </text:span><text:span text:style-name="T19">used in uranium processing centrifuges. The misconfigured settings </text:span><text:span text:style-name="T14">caused damage to centrifuges or inefficiently process</text:span><text:span text:style-name="T20">ed</text:span><text:span text:style-name="T14"> uranium </text:span><text:span text:style-name="T21">in the targeted applications</text:span><text:span text:style-name="T14">. </text:span><text:span text:style-name="T22">By using multiple zero day exploits and legitimate digital certificates, the Stuxnet worm was able to penetrate </text:span><text:span text:style-name="T7">hundreds of thousands </text:span><text:span text:style-name="T23">of</text:span><text:span text:style-name="T22"> devices and move between networks unnoticed. </text:span><text:span text:style-name="T23">The rootkit portion of the worm enabled it to start close to boot using real signed certificates from Realtek and others which concealed its operations. </text:span><text:span text:style-name="T24">It used this capabilit</text:span><text:span text:style-name="T25">y</text:span><text:span text:style-name="T24"> to </text:span><text:span text:style-name="T23">inject its malicious </text:span><text:span text:style-name="T24">code </text:span><text:span text:style-name="T26">into processes</text:span><text:span text:style-name="T23"> from kernel mode early in the boot sequence.</text:span><text:span text:style-name="T22"> </text:span><text:span text:style-name="T27">In addition, the modifications the payload made to the PLCs </text:span><text:span text:style-name="T28">were</text:span><text:span text:style-name="T27"> obfuscated when the code was read directly </text:span><text:span text:style-name="T28">by infecting project files and injecting into DLL files used when interacting with the PLC</text:span><text:span text:style-name="T27">. This made discovering the methods and effects of the attack much more difficult as the </text:span><text:span text:style-name="T29">worm</text:span><text:span text:style-name="T27"> concealed its actvities.</text:span></text:p>
      <text:p text:style-name="P2"><text:tab/><text:span text:style-name="T30">The delivery step of the ICS kill chain circumvented the air gapped industrial systems by leveraging social engineering to deliver USB </text:span><text:span text:style-name="T31">drives that penetrated the security perimeter. </text:span><text:span text:style-name="T32">This was the first case of </text:span><text:span text:style-name="T33">cyber attacks </text:span><text:span text:style-name="T34">being used to penetrate ICS </text:span><text:span text:style-name="T35">short of </text:span><text:span text:style-name="T36">direct </text:span><text:span text:style-name="T35">espionage </text:span><text:span text:style-name="T37">and was </text:span><text:span text:style-name="T38">a</text:span><text:span text:style-name="T39"> </text:span><text:span text:style-name="T37">crucial step in </text:span><text:span text:style-name="T40">breaching the security of the systems. </text:span><text:span text:style-name="T41">The </text:span><text:span text:style-name="T42">initial infection vector was not enough to make this such </text:span><text:soft-page-break/><text:span text:style-name="T42">an advanced persistent threat, </text:span><text:span text:style-name="T43">as Stuxnet used several zero day exploits to spread </text:span><text:span text:style-name="T44">in the exploitation phase. </text:span><text:span text:style-name="T45">Several </text:span><text:span text:style-name="T43">clever tactics </text:span><text:span text:style-name="T46">were used </text:span><text:span text:style-name="T43">to avoid detection </text:span><text:span text:style-name="T47">as it </text:span><text:span text:style-name="T48">installed and modified</text:span><text:span text:style-name="T47"> itself </text:span><text:span text:style-name="T48">and other processes </text:span><text:span text:style-name="T47">via rootkits </text:span><text:span text:style-name="T49">and command and control servers. </text:span><text:span text:style-name="T50">Finally in the attack stage, </text:span><text:span text:style-name="T51">the </text:span><text:span text:style-name="T52">malicious actions by manipulating PLCs </text:span><text:span text:style-name="T53">were </text:span><text:span text:style-name="T54">done subtly to not raise suspicions of </text:span><text:span text:style-name="T55">an attack. </text:span><text:span text:style-name="T56">This could have enabled the worm to stay embedded in </text:span><text:span text:style-name="T57">the systems and remain undetected while countless centrifuges were destroyed </text:span><text:span text:style-name="T58">and the uranium enrichment program could have been hampered for years.</text:span></text:p>
      <text:p text:style-name="P2"/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>BlackEnergy</text:p>
      <text:p text:style-name="P2"/>
      <text:p text:style-name="P2"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<text:soft-page-break/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>CRASHOVERRIDE/INDUSTOYER</text:p>
      <text:p text:style-name="P2"/>
      <text:p text:style-name="P2"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/>
      <text:p text:style-name="P2">Ukrainian Power Grid 2016</text:p>
      <text:p text:style-name="P2"/>
      <text:p text:style-name="P2">1. What was the adversary’s method/TTP used (e.g malware, spear-phishing, etc.)?</text:p>
      <text:p text:style-name="P2"/>
      <text:p text:style-name="P2">2. How did the malware spread?,</text:p>
      <text:p text:style-name="P2"><text:soft-page-break/></text:p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>Oldsmar Water Treatment Facility</text:p>
      <text:p text:style-name="P2"/>
      <text:p text:style-name="P2"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>Colonial Pipeline</text:p>
      <text:p text:style-name="P2"/>
      <text:p text:style-name="P2"><text:soft-page-break/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/>
      <text:p text:style-name="P4">Sources</text:p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6:18:48.885681000</meta:creation-date>
    <dc:date>2025-04-28T18:48:41.361169000</dc:date>
    <meta:editing-duration>PT2H29M19S</meta:editing-duration>
    <meta:editing-cycles>68</meta:editing-cycles>
    <meta:generator>LibreOffice/25.2.0.3$MacOSX_AARCH64 LibreOffice_project/e1cf4a87eb02d755bce1a01209907ea5ddc8f069</meta:generator>
    <meta:document-statistic meta:table-count="0" meta:image-count="0" meta:object-count="0" meta:page-count="6" meta:paragraph-count="46" meta:word-count="882" meta:character-count="5374" meta:non-whitespace-character-count="4536"/>
  </office:meta>
</office:document-meta>
</file>